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86ed" officeooo:paragraph-rsid="000186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são os pilares para construção de app web, enquanto aprendia, me foi dado um desafio de clonar diversos sites já existentes, e esse foi um dos primeiros clones que fiz após aprender html5 – css3</text:p>
      <text:p text:style-name="P1"/>
      <text:p text:style-name="P1">Recursos usados:</text:p>
      <text:p text:style-name="P1">HTML5 </text:p>
      <text:p text:style-name="P1">CSS3</text:p>
      <text:p text:style-name="P1">-Flex-box</text:p>
      <text:p text:style-name="P1"/>
      <text:p text:style-name="P1">Gostou?</text:p>
      <text:p text:style-name="P1">Deixa uma estrela nesse repositório e me segu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8T19:39:13.952457961</meta:creation-date>
    <dc:date>2023-08-18T19:50:44.466906341</dc:date>
    <meta:editing-duration>PT1M18S</meta:editing-duration>
    <meta:editing-cycles>1</meta:editing-cycles>
    <meta:document-statistic meta:table-count="0" meta:image-count="0" meta:object-count="0" meta:page-count="1" meta:paragraph-count="7" meta:word-count="51" meta:character-count="296" meta:non-whitespace-character-count="250"/>
    <meta:generator>LibreOffice/6.4.7.2$Linux_X86_64 LibreOffice_project/40$Build-2</meta:generator>
  </office:meta>
</office:document-meta>
</file>